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OfficerTable" style:family="table">
      <style:table-properties style:width="6.4493in" fo:margin-left="0.4799in" fo:margin-right="-0.0042in" table:align="margins" style:writing-mode="lr-tb"/>
    </style:style>
    <style:style style:name="OfficerTable.A" style:family="table-column">
      <style:table-column-properties style:column-width="2.6806in" style:rel-column-width="27238*"/>
    </style:style>
    <style:style style:name="OfficerTable.B" style:family="table-column">
      <style:table-column-properties style:column-width="3.7688in" style:rel-column-width="38297*"/>
    </style:style>
    <style:style style:name="OfficerTable.A1" style:family="table-cell">
      <style:table-cell-properties fo:padding="0.0382in" fo:border="none"/>
    </style:style>
    <style:style style:name="P1" style:family="paragraph" style:parent-style-name="Normal_20__28_Web_29_">
      <style:paragraph-properties fo:margin-left="2.6299in" fo:margin-right="0in" fo:margin-top="0in" fo:margin-bottom="0in" fo:text-indent="0in" style:auto-text-indent="false"/>
    </style:style>
    <style:style style:name="P2" style:family="paragraph" style:parent-style-name="Normal_20__28_Web_29_">
      <style:paragraph-properties fo:margin-left="2.6299in" fo:margin-right="0in" fo:margin-top="0.1945in" fo:margin-bottom="0in" fo:text-indent="0in" style:auto-text-indent="false"/>
    </style:style>
    <style:style style:name="P3" style:family="paragraph" style:parent-style-name="Normal_20__28_Web_29_">
      <style:paragraph-properties fo:margin-top="0.1945in" fo:margin-bottom="0in"/>
    </style:style>
    <style:style style:name="P4" style:family="paragraph" style:parent-style-name="Normal_20__28_Web_29_">
      <style:paragraph-properties fo:margin-top="0.1945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Normal_20__28_Web_29_">
      <style:paragraph-properties fo:margin-top="0.1945in" fo:margin-bottom="0in" fo:line-height="200%"/>
    </style:style>
    <style:style style:name="P6" style:family="paragraph" style:parent-style-name="Normal_20__28_Web_29_">
      <style:paragraph-properties fo:margin-top="0.1945in" fo:margin-bottom="0in" fo:text-align="end" style:justify-single-word="false"/>
    </style:style>
    <style:style style:name="P7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margin-left="0.0453in" fo:margin-right="0.0453in" fo:margin-top="0in" fo:margin-bottom="0in" fo:line-height="105%" fo:text-indent="0in" style:auto-text-indent="false"/>
      <style:text-properties style:font-name="Times New Roman"/>
    </style:style>
    <style:style style:name="P9" style:family="paragraph" style:parent-style-name="Standard">
      <style:paragraph-properties fo:margin-left="3.0626in" fo:margin-right="0in" fo:margin-top="0in" fo:margin-bottom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3.0626in" fo:margin-right="0in" fo:margin-top="0in" fo:margin-bottom="0in" fo:text-indent="0in" style:auto-text-indent="false"/>
    </style:style>
    <style:style style:name="P11" style:family="paragraph" style:parent-style-name="Standard">
      <style:paragraph-properties fo:margin-left="3.0626in" fo:margin-right="0in" style:line-height-at-least="0.0693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line-height="150%" fo:text-align="center" style:justify-single-word="false" fo:break-before="page"/>
      <style:text-properties fo:font-weight="bold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Text_20_body">
      <style:paragraph-properties fo:line-height="150%" fo:text-align="center" style:justify-single-word="false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22" style:family="paragraph" style:parent-style-name="Text_20_body">
      <style:paragraph-properties fo:line-height="200%"/>
    </style:style>
    <style:style style:name="P23" style:family="paragraph" style:parent-style-name="Text_20_body">
      <style:paragraph-properties fo:line-height="200%" fo:text-align="center" style:justify-single-word="false"/>
    </style:style>
    <style:style style:name="P24" style:family="paragraph" style:parent-style-name="Text_20_body">
      <style:paragraph-properties fo:margin-left="3.2083in" fo:margin-right="0in" fo:margin-top="0in" fo:margin-bottom="0in" fo:line-height="100%" fo:text-align="start" style:justify-single-word="false" fo:text-indent="0in" style:auto-text-indent="false" style:shadow="none">
        <style:tab-stops>
          <style:tab-stop style:position="3.5728in"/>
          <style:tab-stop style:position="3.8854in"/>
        </style:tab-stops>
      </style:paragraph-properties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margin-left="3.2083in" fo:margin-right="0in" fo:margin-top="0in" fo:margin-bottom="0in" fo:line-height="100%" fo:text-align="start" style:justify-single-word="false" fo:text-indent="0in" style:auto-text-indent="false" style:shadow="none">
        <style:tab-stops>
          <style:tab-stop style:position="3.5728in"/>
          <style:tab-stop style:position="3.8854in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fo:margin-left="3.2083in" fo:margin-right="0in" fo:margin-top="0in" fo:margin-bottom="0in" fo:line-height="100%" fo:text-align="start" style:justify-single-word="false" fo:text-indent="0in" style:auto-text-indent="false" style:page-number="auto" style:shadow="none">
        <style:tab-stops>
          <style:tab-stop style:position="3.5728in"/>
          <style:tab-stop style:position="3.8854in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text-transform="uppercase" style:font-name="Times New Roman" fo:font-size="12pt" fo:font-weight="bold" style:font-size-asian="12pt" style:font-weight-asian="bold" style:font-size-complex="12pt" style:font-weight-complex="bol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RESIGNATION OF INCORPORATOR</text:p>
      <text:p text:style-name="P5"/>
      <text:p text:style-name="P3">Jason DeBraal does hereby resign as incorporator of <text:bookmark text:name="CompanyName"/>[onshow.company_name], a Wyoming corporation, effective this day <text:date style:data-style-name="N76" text:date-value="2013-07-07T18:58:29.59">July 7, 2013</text:date>.</text:p>
      <text:p text:style-name="P6"/>
      <text:p text:style-name="P2"/>
      <text:p text:style-name="P1">By: ___________________________________</text:p>
      <text:p text:style-name="P1">Name: Jason DeBraal</text:p>
      <text:p text:style-name="P1">[onshow.company_name]</text:p>
      <text:p text:style-name="P1">Title: Incorporator</text:p>
      <text:p text:style-name="P1"/>
      <text:p text:style-name="P27">BANK RESOLUTION </text:p>
      <text:p text:style-name="P12">OF</text:p>
      <text:p text:style-name="P12">[onshow.company_name]</text:p>
      <text:p text:style-name="P14"><text:bookmark-start text:name="CompanyName3"/>A Wyoming Corporation (hereafter “Corporation”)<text:bookmark-end text:name="CompanyName3"/></text:p>
      <text:p text:style-name="P14"/>
      <text:p text:style-name="P13">I, Jason DeBraal, the undersigned, being the original incorporator of the Corporation, having met and discussed the business herein set forth, have unanimously:</text:p>
      <text:p text:style-name="P13"/>
      <text:p text:style-name="P13">RESOLVED, that <text:bookmark text:name="Manager"/>[onshow.director1], is hereby authorized to open a bank account in the name of this Corporation for the deposit and withdrawal of funds belonging to the Corporation.</text:p>
      <text:p text:style-name="P13"/>
      <text:p text:style-name="P15">Adopted and resolved by the Incorporator of the Corporation this <text:date style:data-style-name="N76" text:date-value="2013-07-07T18:58:29.61">July 7, 2013</text:date>.</text:p>
      <text:p text:style-name="P16"/>
      <text:p text:style-name="P26">________________________________________<text:line-break/>Jason DeBraal</text:p>
      <text:p text:style-name="P25">[onshow.company_name]</text:p>
      <text:p text:style-name="P25">Incorporator</text:p>
      <text:p text:style-name="P24"/>
      <text:p text:style-name="P18">Resolution Of INCORPORATOR<text:line-break/>TO APPOINT DIRECTORS for</text:p>
      <text:p text:style-name="P20"> </text:p>
      <text:p text:style-name="P21">[onshow.company_name]</text:p>
      <text:p text:style-name="P20">A Wyoming Corporation (hereafter “corporation”)</text:p>
      <text:p text:style-name="P20"> </text:p>
      <text:p text:style-name="P19">The Incorporator of the above named corporation hereby appoints the following people to the Board of Directors of the corporation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7">Name</text:p>
            </table:table-cell>
            <table:table-cell table:style-name="OfficerTable.A1" office:value-type="string">
              <text:p text:style-name="P7">Address</text:p>
            </table:table-cell>
          </table:table-row>
        </table:table-header-rows>
        <table:table-row>
          <table:table-cell table:style-name="OfficerTable.A1" office:value-type="string">
            <text:p text:style-name="P8">[a.name;block=table:table-row]</text:p>
          </table:table-cell>
          <table:table-cell table:style-name="OfficerTable.A1" office:value-type="string">
            <text:p text:style-name="P8">[a.address]</text:p>
          </table:table-cell>
        </table:table-row>
      </table:table>
      <text:p text:style-name="Standard"/>
      <text:p text:style-name="Standard"/>
      <text:p text:style-name="P19">  </text:p>
      <text:p text:style-name="P22">Adopted and resolved by the Incorporator of the corporation this <text:date style:data-style-name="N76" text:date-value="2013-07-07T18:58:29.61">July 7, 2013</text:date>.</text:p>
      <text:p text:style-name="P23"> </text:p>
      <text:p text:style-name="P10">________________________________________<text:line-break/>Jason DeBraal</text:p>
      <text:p text:style-name="P10">[onshow.company_name]</text:p>
      <text:p text:style-name="P10">Incorporator</text:p>
      <text:p text:style-name="P10"/>
      <text:p text:style-name="P17">ACCEPTANCE OF APPOINTMENT AS DIRECTOR </text:p>
      <text:p text:style-name="P12">OF</text:p>
      <text:p text:style-name="P12">[onshow.company_name]</text:p>
      <text:p text:style-name="P14">A Wyoming Corporation (hereafter “corporation”)</text:p>
      <text:p text:style-name="P14"/>
      <text:p text:style-name="P13">I, <text:bookmark text:name="Nominee4"/>[onshow.director1], having been appointed a Director of the corporation, do hereby accept said position effective as of the time of my appointment on this ________ day of _______________________, __________.</text:p>
      <text:p text:style-name="P11"/>
      <text:p text:style-name="P16"/>
      <text:p text:style-name="P9">________________________________________<text:line-break/>[onshow.director1], 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7T15:35:12.43</meta:creation-date>
    <meta:editing-duration>PT15M35S</meta:editing-duration>
    <meta:editing-cycles>8</meta:editing-cycles>
    <meta:generator>OpenOffice.org/3.4.1$Win32 OpenOffice.org_project/341m1$Build-9593</meta:generator>
    <meta:initial-creator>Keith Vogt</meta:initial-creator>
    <dc:date>2013-07-07T18:58:29.58</dc:date>
    <meta:document-statistic meta:table-count="1" meta:image-count="0" meta:object-count="0" meta:page-count="4" meta:paragraph-count="38" meta:word-count="207" meta:character-count="1704"/>
  </office:meta>
</office:document-meta>
</file>